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52" table:content-validation-name="val2" table:style-name="ce21">
            <text:p>9952.00</text:p>
          </table:table-cell>
          <table:table-cell office:value-type="float" office:value="9067.7346396206012" table:content-validation-name="val1" table:style-name="ce20">
            <text:p>9067.73</text:p>
          </table:table-cell>
          <table:table-cell office:value-type="float" office:value="21154" table:content-validation-name="val2" table:style-name="ce21">
            <text:p>21154.00</text:p>
          </table:table-cell>
          <table:table-cell office:value-type="float" office:value="20092.116831823219" table:content-validation-name="val1" table:style-name="ce20">
            <text:p>20092.12</text:p>
          </table:table-cell>
          <table:table-cell office:value-type="float" office:value="13942" table:content-validation-name="val2" table:style-name="ce21">
            <text:p>13942.00</text:p>
          </table:table-cell>
          <table:table-cell office:value-type="float" office:value="13511.072789788088" table:content-validation-name="val1" table:style-name="ce20">
            <text:p>13511.07</text:p>
          </table:table-cell>
          <table:table-cell office:value-type="float" office:value="5096" table:content-validation-name="val2" table:style-name="ce21">
            <text:p>5096.00</text:p>
          </table:table-cell>
          <table:table-cell office:value-type="float" office:value="4984.9872672677011" table:content-validation-name="val1" table:style-name="ce20">
            <text:p>4984.99</text:p>
          </table:table-cell>
          <table:table-cell office:value-type="float" office:value="371" table:content-validation-name="val2" table:style-name="ce21">
            <text:p>371.00</text:p>
          </table:table-cell>
          <table:table-cell office:value-type="float" office:value="365.1108108107" table:content-validation-name="val1" table:style-name="ce20">
            <text:p>365.11</text:p>
          </table:table-cell>
          <table:table-cell office:value-type="float" office:value="138" table:content-validation-name="val2" table:style-name="ce21">
            <text:p>138.00</text:p>
          </table:table-cell>
          <table:table-cell office:value-type="float" office:value="137.60135135139998" table:content-validation-name="val1" table:style-name="ce20">
            <text:p>137.60</text:p>
          </table:table-cell>
          <table:table-cell office:value-type="float" office:value="50653" table:style-name="ce7">
            <text:p>50,653</text:p>
          </table:table-cell>
          <table:table-cell office:value-type="float" office:value="48158.623690661705" table:style-name="ce7">
            <text:p>48,159</text:p>
          </table:table-cell>
          <table:table-cell office:value-type="float" office:value="2712" table:content-validation-name="val4" table:style-name="ce23">
            <text:p>2712</text:p>
          </table:table-cell>
          <table:table-cell office:value-type="float" office:value="2619.6990042651923" table:content-validation-name="val1" table:style-name="ce22">
            <text:p>2619.70</text:p>
          </table:table-cell>
          <table:table-cell office:value-type="float" office:value="419" table:content-validation-name="val4" table:style-name="ce23">
            <text:p>419</text:p>
          </table:table-cell>
          <table:table-cell office:value-type="float" office:value="414.4432432433" table:content-validation-name="val1" table:style-name="ce22">
            <text:p>414.44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3131" table:style-name="ce7">
            <text:p>3,131</text:p>
          </table:table-cell>
          <table:table-cell office:value-type="float" office:value="3034.1422475084923" table:style-name="ce7">
            <text:p>3,034</text:p>
          </table:table-cell>
          <table:table-cell table:style-name="ce9"/>
          <table:table-cell office:value-type="float" office:value="53784" table:style-name="ce7">
            <text:p>53,784</text:p>
          </table:table-cell>
          <table:table-cell office:value-type="float" office:value="51192.765938170196" table:style-name="ce7">
            <text:p>51,193</text:p>
          </table:table-cell>
          <table:table-cell office:value-type="currency" office:value="163109066.89000002" table:content-validation-name="val5" table:style-name="ce10">
            <text:p>£163,109,066.89</text:p>
          </table:table-cell>
          <table:table-cell office:value-type="currency" office:value="15323313.030000001" table:content-validation-name="val5" table:style-name="ce10">
            <text:p>£15,323,313.03</text:p>
          </table:table-cell>
          <table:table-cell office:value-type="currency" office:value="18448659.380000003" table:content-validation-name="val5" table:style-name="ce10">
            <text:p>£18,448,659.38</text:p>
          </table:table-cell>
          <table:table-cell office:value-type="currency" office:value="2364336.1799999997" table:content-validation-name="val5" table:style-name="ce10">
            <text:p>£2,364,336.18</text:p>
          </table:table-cell>
          <table:table-cell office:value-type="currency" office:value="47376208.520000003" table:content-validation-name="val5" table:style-name="ce10">
            <text:p>£47,376,208.52</text:p>
          </table:table-cell>
          <table:table-cell office:value-type="currency" office:value="18412353.750000004" table:content-validation-name="val5" table:style-name="ce10">
            <text:p>£18,412,353.75</text:p>
          </table:table-cell>
          <table:table-cell office:value-type="currency" office:value="265033937.75000003" table:style-name="ce11">
            <text:p>£265,033,937.75</text:p>
          </table:table-cell>
          <table:table-cell office:value-type="currency" office:value="20584886.109999999" table:content-validation-name="val5" table:style-name="ce12">
            <text:p>£20,584,886.11</text:p>
          </table:table-cell>
          <table:table-cell office:value-type="currency" office:value="17386877.240000002" table:content-validation-name="val5" table:style-name="ce12">
            <text:p>£17,386,877.24</text:p>
          </table:table-cell>
          <table:table-cell office:value-type="currency" office:value="37971763.350000001" table:style-name="ce11">
            <text:p>£37,971,763.35</text:p>
          </table:table-cell>
          <table:table-cell office:value-type="currency" office:value="303005701.10000002" table:style-name="ce13">
            <text:p>£303,005,701.10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8" table:content-validation-name="val2" table:style-name="ce21">
            <text:p>428.00</text:p>
          </table:table-cell>
          <table:table-cell office:value-type="float" office:value="324.32" table:content-validation-name="val1" table:style-name="ce20">
            <text:p>324.32</text:p>
          </table:table-cell>
          <table:table-cell office:value-type="float" office:value="327" table:content-validation-name="val2" table:style-name="ce21">
            <text:p>327.00</text:p>
          </table:table-cell>
          <table:table-cell office:value-type="float" office:value="293.7" table:content-validation-name="val1" table:style-name="ce20">
            <text:p>293.70</text:p>
          </table:table-cell>
          <table:table-cell office:value-type="float" office:value="516" table:content-validation-name="val2" table:style-name="ce21">
            <text:p>516.00</text:p>
          </table:table-cell>
          <table:table-cell office:value-type="float" office:value="495.13" table:content-validation-name="val1" table:style-name="ce20">
            <text:p>495.13</text:p>
          </table:table-cell>
          <table:table-cell office:value-type="float" office:value="102" table:content-validation-name="val2" table:style-name="ce21">
            <text:p>102.00</text:p>
          </table:table-cell>
          <table:table-cell office:value-type="float" office:value="99.64" table:content-validation-name="val1" table:style-name="ce20">
            <text:p>99.64</text:p>
          </table:table-cell>
          <table:table-cell office:value-type="float" office:value="10" table:content-validation-name="val2" table:style-name="ce21">
            <text:p>10.00</text:p>
          </table:table-cell>
          <table:table-cell office:value-type="float" office:value="10" table:content-validation-name="val1" table:style-name="ce20">
            <text:p>1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383" table:style-name="ce7">
            <text:p>1,383</text:p>
          </table:table-cell>
          <table:table-cell office:value-type="float" office:value="1222.7900000000002" table:style-name="ce7">
            <text:p>1,22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4" table:content-validation-name="val1" table:style-name="ce22">
            <text:p>14.00</text:p>
          </table:table-cell>
          <table:table-cell office:value-type="float" office:value="14" table:content-validation-name="val3" table:style-name="ce24">
            <text:p>14.0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style-name="ce9"/>
          <table:table-cell office:value-type="float" office:value="1397" table:style-name="ce7">
            <text:p>1,397</text:p>
          </table:table-cell>
          <table:table-cell office:value-type="float" office:value="1236.7900000000002" table:style-name="ce7">
            <text:p>1,237</text:p>
          </table:table-cell>
          <table:table-cell office:value-type="currency" office:value="3637668.9000000004" table:content-validation-name="val5" table:style-name="ce10">
            <text:p>£3,637,668.90</text:p>
          </table:table-cell>
          <table:table-cell office:value-type="currency" office:value="27381.439999999999" table:content-validation-name="val5" table:style-name="ce10">
            <text:p>£27,381.4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29517.63" table:content-validation-name="val5" table:style-name="ce10">
            <text:p>£129,517.63</text:p>
          </table:table-cell>
          <table:table-cell office:value-type="currency" office:value="1017553.5" table:content-validation-name="val5" table:style-name="ce10">
            <text:p>£1,017,553.50</text:p>
          </table:table-cell>
          <table:table-cell office:value-type="currency" office:value="384802.87" table:content-validation-name="val5" table:style-name="ce10">
            <text:p>£384,802.87</text:p>
          </table:table-cell>
          <table:table-cell office:value-type="currency" office:value="5196924.3400000008" table:style-name="ce11">
            <text:p>£5,196,924.34</text:p>
          </table:table-cell>
          <table:table-cell office:value-type="currency" office:value="251405.41000000003" table:content-validation-name="val5" table:style-name="ce12">
            <text:p>£251,405.4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51405.41000000003" table:style-name="ce11">
            <text:p>£251,405.41</text:p>
          </table:table-cell>
          <table:table-cell office:value-type="currency" office:value="5448329.7500000009" table:style-name="ce13">
            <text:p>£5,448,329.7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2" table:content-validation-name="val2" table:style-name="ce21">
            <text:p>152.00</text:p>
          </table:table-cell>
          <table:table-cell office:value-type="float" office:value="145.27000000000001" table:content-validation-name="val1" table:style-name="ce20">
            <text:p>145.27</text:p>
          </table:table-cell>
          <table:table-cell office:value-type="float" office:value="399" table:content-validation-name="val2" table:style-name="ce21">
            <text:p>399.00</text:p>
          </table:table-cell>
          <table:table-cell office:value-type="float" office:value="377.44" table:content-validation-name="val1" table:style-name="ce20">
            <text:p>377.44</text:p>
          </table:table-cell>
          <table:table-cell office:value-type="float" office:value="374" table:content-validation-name="val2" table:style-name="ce21">
            <text:p>374.00</text:p>
          </table:table-cell>
          <table:table-cell office:value-type="float" office:value="363.21" table:content-validation-name="val1" table:style-name="ce20">
            <text:p>363.21</text:p>
          </table:table-cell>
          <table:table-cell office:value-type="float" office:value="55" table:content-validation-name="val2" table:style-name="ce21">
            <text:p>55.00</text:p>
          </table:table-cell>
          <table:table-cell office:value-type="float" office:value="53.39" table:content-validation-name="val1" table:style-name="ce20">
            <text:p>53.39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4" table:content-validation-name="val1" table:style-name="ce20">
            <text:p>1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995" table:style-name="ce7">
            <text:p>995</text:p>
          </table:table-cell>
          <table:table-cell office:value-type="float" office:value="954.31000000000006" table:style-name="ce7">
            <text:p>954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8" table:content-validation-name="val1" table:style-name="ce22">
            <text:p>8.00</text:p>
          </table:table-cell>
          <table:table-cell office:value-type="float" office:value="8" table:content-validation-name="val3" table:style-name="ce24">
            <text:p>8.0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style-name="ce9"/>
          <table:table-cell office:value-type="float" office:value="1004" table:style-name="ce7">
            <text:p>1,004</text:p>
          </table:table-cell>
          <table:table-cell office:value-type="float" office:value="963.31000000000006" table:style-name="ce7">
            <text:p>963</text:p>
          </table:table-cell>
          <table:table-cell office:value-type="currency" office:value="3769625" table:content-validation-name="val5" table:style-name="ce10">
            <text:p>£3,769,625.00</text:p>
          </table:table-cell>
          <table:table-cell office:value-type="currency" office:value="148170" table:content-validation-name="val5" table:style-name="ce10">
            <text:p>£148,170.00</text:p>
          </table:table-cell>
          <table:table-cell office:value-type="currency" office:value="476585" table:content-validation-name="val5" table:style-name="ce10">
            <text:p>£476,585.00</text:p>
          </table:table-cell>
          <table:table-cell office:value-type="currency" office:value="39960" table:content-validation-name="val5" table:style-name="ce10">
            <text:p>£39,960.00</text:p>
          </table:table-cell>
          <table:table-cell office:value-type="currency" office:value="1044209" table:content-validation-name="val5" table:style-name="ce10">
            <text:p>£1,044,209.00</text:p>
          </table:table-cell>
          <table:table-cell office:value-type="currency" office:value="483977" table:content-validation-name="val5" table:style-name="ce10">
            <text:p>£483,977.00</text:p>
          </table:table-cell>
          <table:table-cell office:value-type="currency" office:value="5962526" table:style-name="ce11">
            <text:p>£5,962,526.00</text:p>
          </table:table-cell>
          <table:table-cell office:value-type="currency" office:value="97213" table:content-validation-name="val5" table:style-name="ce12">
            <text:p>£97,213.00</text:p>
          </table:table-cell>
          <table:table-cell office:value-type="currency" office:value="120000" table:content-validation-name="val5" table:style-name="ce12">
            <text:p>£120,000.00</text:p>
          </table:table-cell>
          <table:table-cell office:value-type="currency" office:value="217213" table:style-name="ce11">
            <text:p>£217,213.00</text:p>
          </table:table-cell>
          <table:table-cell office:value-type="currency" office:value="6179739" table:style-name="ce13">
            <text:p>£6,179,739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March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3.22" table:content-validation-name="val1" table:style-name="ce26">
            <text:p>3.22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58" table:content-validation-name="val1" table:style-name="ce26">
            <text:p>7.58</text:p>
          </table:table-cell>
          <table:table-cell office:value-type="float" office:value="42" table:content-validation-name="val2" table:style-name="ce25">
            <text:p>42.00</text:p>
          </table:table-cell>
          <table:table-cell office:value-type="float" office:value="40.78" table:content-validation-name="val1" table:style-name="ce26">
            <text:p>40.78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2" table:content-validation-name="val1" table:style-name="ce26">
            <text:p>7.20</text:p>
          </table:table-cell>
          <table:table-cell office:value-type="float" office:value="3" table:content-validation-name="val2" table:style-name="ce25">
            <text:p>3.00</text:p>
          </table:table-cell>
          <table:table-cell office:value-type="float" office:value="3" table:content-validation-name="val1" table:style-name="ce26">
            <text:p>3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0.8" table:content-validation-name="val1" table:style-name="ce26">
            <text:p>0.80</text:p>
          </table:table-cell>
          <table:table-cell office:value-type="float" office:value="66" table:style-name="ce7">
            <text:p>66</text:p>
          </table:table-cell>
          <table:table-cell office:value-type="float" office:value="62.58" table:style-name="ce7">
            <text:p>6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66" table:style-name="ce7">
            <text:p>66</text:p>
          </table:table-cell>
          <table:table-cell office:value-type="float" office:value="62.58" table:style-name="ce7">
            <text:p>63</text:p>
          </table:table-cell>
          <table:table-cell office:value-type="currency" office:value="246122.73" table:content-validation-name="val5" table:style-name="ce18">
            <text:p>£246,122.73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224.3" table:content-validation-name="val5" table:style-name="ce18">
            <text:p>£224.30</text:p>
          </table:table-cell>
          <table:table-cell office:value-type="currency" office:value="69670.53" table:content-validation-name="val5" table:style-name="ce18">
            <text:p>£69,670.53</text:p>
          </table:table-cell>
          <table:table-cell office:value-type="currency" office:value="27216.09" table:content-validation-name="val5" table:style-name="ce18">
            <text:p>£27,216.09</text:p>
          </table:table-cell>
          <table:table-cell office:value-type="currency" office:value="343233.65" table:style-name="ce11">
            <text:p>£343,233.6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3233.65" table:style-name="ce13">
            <text:p>£343,233.6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content-validation-name="val2" table:style-name="ce21">
            <text:p>96.00</text:p>
          </table:table-cell>
          <table:table-cell office:value-type="float" office:value="85" table:content-validation-name="val1" table:style-name="ce20">
            <text:p>85.00</text:p>
          </table:table-cell>
          <table:table-cell office:value-type="float" office:value="117" table:content-validation-name="val2" table:style-name="ce21">
            <text:p>117.00</text:p>
          </table:table-cell>
          <table:table-cell office:value-type="float" office:value="110" table:content-validation-name="val1" table:style-name="ce20">
            <text:p>110.00</text:p>
          </table:table-cell>
          <table:table-cell office:value-type="float" office:value="117" table:content-validation-name="val2" table:style-name="ce21">
            <text:p>117.00</text:p>
          </table:table-cell>
          <table:table-cell office:value-type="float" office:value="110" table:content-validation-name="val1" table:style-name="ce20">
            <text:p>110.00</text:p>
          </table:table-cell>
          <table:table-cell office:value-type="float" office:value="30" table:content-validation-name="val2" table:style-name="ce21">
            <text:p>30.00</text:p>
          </table:table-cell>
          <table:table-cell office:value-type="float" office:value="30" table:content-validation-name="val1" table:style-name="ce20">
            <text:p>30.00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375" table:style-name="ce7">
            <text:p>375</text:p>
          </table:table-cell>
          <table:table-cell office:value-type="float" office:value="341" table:style-name="ce7">
            <text:p>341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9"/>
          <table:table-cell office:value-type="float" office:value="376" table:style-name="ce7">
            <text:p>376</text:p>
          </table:table-cell>
          <table:table-cell office:value-type="float" office:value="342" table:style-name="ce7">
            <text:p>342</text:p>
          </table:table-cell>
          <table:table-cell office:value-type="currency" office:value="1248860.18" table:content-validation-name="val5" table:style-name="ce10">
            <text:p>£1,248,860.18</text:p>
          </table:table-cell>
          <table:table-cell office:value-type="currency" office:value="16110.15" table:content-validation-name="val5" table:style-name="ce10">
            <text:p>£16,110.15</text:p>
          </table:table-cell>
          <table:table-cell office:value-type="currency" office:value="3000" table:content-validation-name="val5" table:style-name="ce10">
            <text:p>£3,000.00</text:p>
          </table:table-cell>
          <table:table-cell office:value-type="currency" office:value="3006.37" table:content-validation-name="val5" table:style-name="ce10">
            <text:p>£3,006.37</text:p>
          </table:table-cell>
          <table:table-cell office:value-type="currency" office:value="341023.46" table:content-validation-name="val5" table:style-name="ce10">
            <text:p>£341,023.46</text:p>
          </table:table-cell>
          <table:table-cell office:value-type="currency" office:value="135553.21" table:content-validation-name="val5" table:style-name="ce10">
            <text:p>£135,553.21</text:p>
          </table:table-cell>
          <table:table-cell office:value-type="currency" office:value="1747553.3699999999" table:style-name="ce11">
            <text:p>£1,747,553.3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71000" table:content-validation-name="val5" table:style-name="ce12">
            <text:p>£71,000.00</text:p>
          </table:table-cell>
          <table:table-cell office:value-type="currency" office:value="71000" table:style-name="ce11">
            <text:p>£71,000.00</text:p>
          </table:table-cell>
          <table:table-cell office:value-type="currency" office:value="1818553.3699999999" table:style-name="ce13">
            <text:p>£1,818,553.3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11" table:content-validation-name="val2" table:style-name="ce21">
            <text:p>11.00</text:p>
          </table:table-cell>
          <table:table-cell office:value-type="float" office:value="10.1" table:content-validation-name="val1" table:style-name="ce20">
            <text:p>10.10</text:p>
          </table:table-cell>
          <table:table-cell office:value-type="float" office:value="83" table:content-validation-name="val2" table:style-name="ce21">
            <text:p>83.00</text:p>
          </table:table-cell>
          <table:table-cell office:value-type="float" office:value="80.95" table:content-validation-name="val1" table:style-name="ce20">
            <text:p>80.95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8.61" table:content-validation-name="val1" table:style-name="ce20">
            <text:p>8.61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13" table:style-name="ce7">
            <text:p>113</text:p>
          </table:table-cell>
          <table:table-cell office:value-type="float" office:value="109.66000000000001" table:style-name="ce7">
            <text:p>11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3" table:style-name="ce7">
            <text:p>113</text:p>
          </table:table-cell>
          <table:table-cell office:value-type="float" office:value="109.66000000000001" table:style-name="ce7">
            <text:p>110</text:p>
          </table:table-cell>
          <table:table-cell office:value-type="currency" office:value="340200.84" table:content-validation-name="val5" table:style-name="ce10">
            <text:p>£340,200.84</text:p>
          </table:table-cell>
          <table:table-cell office:value-type="currency" office:value="5045.47" table:content-validation-name="val5" table:style-name="ce10">
            <text:p>£5,045.4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2451.97" table:content-validation-name="val5" table:style-name="ce10">
            <text:p>£92,451.97</text:p>
          </table:table-cell>
          <table:table-cell office:value-type="currency" office:value="36730.980000000003" table:content-validation-name="val5" table:style-name="ce10">
            <text:p>£36,730.98</text:p>
          </table:table-cell>
          <table:table-cell office:value-type="currency" office:value="474429.26" table:style-name="ce11">
            <text:p>£474,429.26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74429.26" table:style-name="ce13">
            <text:p>£474,429.26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aji Mathew John</meta:initial-creator>
    <dc:creator>Raji Mathew John</dc:creator>
    <meta:creation-date>2022-05-25T10:02:41Z</meta:creation-date>
    <dc:date>2025-04-23T14:02:13Z</dc:date>
  </office:meta>
</office:document-meta>
</file>